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OpenSymbol" svg:font-family="OpenSymbol"/>
    <style:font-face style:name="Tahoma1" svg:font-family="Tahoma"/>
    <style:font-face style:name="OpenDyslexicMono" svg:font-family="OpenDyslexicMon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OpenDyslexicMono" fo:font-size="16pt" style:font-size-asian="16pt" style:font-size-complex="16pt"/>
    </style:style>
    <style:style style:name="P2" style:family="paragraph" style:parent-style-name="Text_20_body">
      <style:text-properties fo:font-variant="normal" fo:text-transform="none" fo:color="#000000" style:text-line-through-style="none" style:font-name="OpenDyslexicMono" fo:font-size="20pt" fo:font-style="normal" style:text-underline-style="none" fo:font-weight="normal" style:text-blinking="false" fo:background-color="transparent" style:font-size-asian="16pt" style:font-size-complex="16pt"/>
    </style:style>
    <style:style style:name="P3" style:family="paragraph" style:parent-style-name="Text_20_body">
      <style:text-properties style:font-name="OpenDyslexicMono" fo:font-size="16pt" style:font-size-asian="16pt" style:font-size-complex="16pt"/>
    </style:style>
    <style:style style:name="P4" style:family="paragraph" style:parent-style-name="Text_20_body">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OpenDyslexicMono" fo:font-size="16pt" fo:font-style="normal" style:text-underline-style="none" fo:font-weight="normal" style:text-blinking="false" fo:background-color="transparent" style:font-size-asian="16pt" style:font-size-complex="16pt"/>
    </style:style>
    <style:style style:name="P5" style:family="paragraph" style:parent-style-name="Text_20_body">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OpenDyslexicMono" fo:font-size="24pt" fo:font-style="normal" style:text-underline-style="none" fo:font-weight="normal" style:text-blinking="false" fo:background-color="transparent" style:font-size-asian="24pt" style:font-size-complex="24pt"/>
    </style:style>
    <style:style style:name="P6" style:family="paragraph" style:parent-style-name="Text_20_body">
      <style:paragraph-properties fo:margin-left="1.27cm" fo:margin-right="0cm" fo:margin-top="0cm" fo:margin-bottom="0cm" fo:line-height="138%" fo:text-indent="0cm" style:auto-text-indent="false" style:writing-mode="lr-tb"/>
      <style:text-properties style:font-name="OpenDyslexicMono" fo:font-size="16pt" style:font-size-asian="16pt" style:font-size-complex="16pt"/>
    </style:style>
    <style:style style:name="P7" style:family="paragraph" style:parent-style-name="Text_20_body">
      <style:paragraph-properties fo:margin-left="0cm" fo:margin-right="0cm" fo:margin-top="0cm" fo:margin-bottom="0cm" fo:line-height="138%" fo:text-indent="0cm" style:auto-text-indent="false" style:writing-mode="lr-tb"/>
      <style:text-properties fo:font-variant="normal" fo:text-transform="none" fo:color="#000000" style:text-line-through-style="none" style:font-name="OpenDyslexicMono" fo:font-size="16pt" fo:font-style="normal" style:text-underline-style="none" fo:font-weight="normal" style:text-blinking="false" fo:background-color="transparent" style:font-size-asian="16pt" style:font-size-complex="16pt"/>
    </style:style>
    <style:style style:name="P8" style:family="paragraph" style:parent-style-name="Text_20_body">
      <style:paragraph-properties fo:margin-left="0cm" fo:margin-right="0cm" fo:margin-top="0cm" fo:margin-bottom="0cm" fo:line-height="138%" fo:text-indent="0cm" style:auto-text-indent="false" style:writing-mode="lr-tb"/>
      <style:text-properties fo:font-variant="normal" fo:text-transform="none" fo:color="#000000" style:text-line-through-style="none" style:font-name="OpenDyslexicMono" fo:font-size="16pt" fo:font-style="italic" style:text-underline-style="none" fo:font-weight="normal" style:text-blinking="false" fo:background-color="transparent" style:font-size-asian="16pt" style:font-size-complex="16pt"/>
    </style:style>
    <style:style style:name="P9" style:family="paragraph" style:parent-style-name="Text_20_body">
      <style:paragraph-properties fo:margin-left="0cm" fo:margin-right="0cm" fo:margin-top="0cm" fo:margin-bottom="0cm" fo:line-height="138%" fo:text-indent="0cm" style:auto-text-indent="false" style:writing-mode="lr-tb"/>
    </style:style>
    <style:style style:name="P10" style:family="paragraph" style:parent-style-name="Text_20_body">
      <style:paragraph-properties fo:margin-left="0cm" fo:margin-right="0cm" fo:margin-top="0cm" fo:margin-bottom="0cm" fo:line-height="138%" fo:text-indent="0cm" style:auto-text-indent="false" style:writing-mode="lr-tb"/>
      <style:text-properties style:font-name="OpenDyslexicMono" fo:font-size="16pt" style:font-size-asian="16pt" style:font-size-complex="16pt"/>
    </style:style>
    <style:style style:name="P11" style:family="paragraph" style:parent-style-name="Text_20_body">
      <style:paragraph-properties fo:margin-left="0cm" fo:margin-right="0cm" fo:margin-top="0cm" fo:margin-bottom="0cm" fo:line-height="138%" fo:text-indent="0cm" style:auto-text-indent="false" style:writing-mode="lr-tb"/>
      <style:text-properties style:font-name="OpenDyslexicMono" fo:font-size="16pt" fo:font-style="italic" style:font-size-asian="16pt" style:font-style-asian="italic" style:font-size-complex="16pt" style:font-style-complex="italic"/>
    </style:style>
    <style:style style:name="P12" style:family="paragraph" style:parent-style-name="Text_20_body">
      <style:paragraph-properties fo:margin-left="0cm" fo:margin-right="0cm" fo:margin-top="0cm" fo:margin-bottom="0cm" fo:line-height="138%" fo:text-indent="0cm" style:auto-text-indent="false" style:writing-mode="lr-tb"/>
      <style:text-properties fo:font-size="24pt" style:font-size-asian="24pt" style:font-size-complex="24pt"/>
    </style:style>
    <style:style style:name="P13" style:family="paragraph" style:parent-style-name="Text_20_body">
      <style:paragraph-properties fo:margin-left="0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OpenDyslexicMono" fo:font-size="24pt" fo:font-style="normal" style:text-underline-style="none" fo:font-weight="normal" style:text-blinking="false" fo:background-color="transparent" style:font-size-asian="24pt" style:font-size-complex="24pt"/>
    </style:style>
    <style:style style:name="P14" style:family="paragraph" style:parent-style-name="Heading_20_1">
      <style:text-properties fo:font-variant="normal" fo:text-transform="none" fo:color="#000000" style:text-line-through-style="none" style:font-name="OpenDyslexicMono" fo:font-size="20pt" fo:font-style="normal" style:text-underline-style="none" fo:font-weight="normal" style:text-blinking="false" fo:background-color="transparent" style:font-size-asian="16pt" style:font-size-complex="16pt"/>
    </style:style>
    <style:style style:name="T1" style:family="text">
      <style:text-properties fo:font-variant="normal" fo:text-transform="none" fo:color="#000000" style:text-line-through-style="none" style:text-underline-style="none" style:text-blinking="false" fo:background-color="transparent"/>
    </style:style>
    <style:style style:name="T2" style:family="text">
      <style:text-properties fo:font-variant="normal" fo:text-transform="none" fo:color="#000000" style:text-line-through-style="none" style:text-underline-style="none" fo:font-weight="normal" style:text-blinking="false" fo:background-color="transparent"/>
    </style:style>
    <style:style style:name="T3" style:family="text">
      <style:text-properties fo:font-variant="normal" fo:text-transform="none" fo:color="#000000" style:text-line-through-style="none" fo:font-style="italic" style:text-underline-style="none" fo:font-weight="normal" style:text-blinking="false" fo:background-color="transparent"/>
    </style:style>
    <style:style style:name="T4" style:family="text">
      <style:text-properties fo:font-variant="normal" fo:text-transform="none" fo:color="#000000" style:text-line-through-style="none" fo:font-style="italic" style:text-underline-style="none" fo:font-weight="bold" style:text-blinking="false" fo:background-color="transparent" style:font-weight-asian="bold" style:font-weight-complex="bold"/>
    </style:style>
    <style:style style:name="T5" style:family="text">
      <style:text-properties fo:font-variant="normal" fo:text-transform="none" fo:color="#000000" style:text-line-through-style="none" fo:font-style="normal" style:text-underline-style="none" fo:font-weight="normal" style:text-blinking="false" fo:background-color="transparent"/>
    </style:style>
    <style:style style:name="T6" style:family="text">
      <style:text-properties fo:font-variant="normal" fo:text-transform="none" fo:color="#000000" style:text-line-through-style="none" style:font-name="OpenDyslexicMono" fo:font-size="16pt" fo:font-style="normal" style:text-underline-style="none" fo:font-weight="normal" style:text-blinking="false" fo:background-color="transparent" style:font-size-asian="16pt" style:font-size-complex="16pt"/>
    </style:style>
    <style:style style:name="T7" style:family="text">
      <style:text-properties fo:font-variant="normal" fo:text-transform="none" fo:color="#000000" style:text-line-through-style="none" style:font-name="OpenDyslexicMono" fo:font-style="normal" style:text-underline-style="none" fo:font-weight="normal" style:text-blinking="false" fo:background-color="transparent"/>
    </style:style>
    <style:style style:name="T8" style:family="text">
      <style:text-properties fo:font-weight="bold" style:font-weight-asian="bold" style:font-weight-complex="bold"/>
    </style:style>
    <style:style style:name="T9" style:family="text">
      <style:text-properties fo:font-size="16pt" style:font-size-asian="16pt" style:font-size-complex="16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ext:bookmark text:name="docs-internal-guid-233ea711-7fff-4fdf-6788-ca586cf60bf8"/>Log Entries</text:h>
      <text:p text:style-name="P2"/>
      <text:p text:style-name="P5">Log to introduce DOXXtech</text:p>
      <text:p text:style-name="P7">Turbodyne Technologies Internal Competitor Audit of DOXXtech</text:p>
      <text:p text:style-name="P7">CONFIDENTIAL. FOR TURBODYNE USE ONLY.</text:p>
      <text:p text:style-name="P7">Since the last war between Novalift and Carnelian Subspace Systems left a notable gap in the market when Teegarden C was forcibly de-terrraformed, hampering Novalift's core manufacturing facilities, DOXXtech has been making previously unprecidented strides in the home materializer market since the introduction of the Scovex line of materializers. Now, with the announcement of their new D series their stock value stands to skyrocket in comparison to ours. The algorithm and proprietary encription that DOXXtech is using is somehow decades more complex than anything on the market and growing moreso with each iteration they release. Getting our hands on their source code is top priority, but even a decryption key would be leaps and bounds more than we have now. Previous espionage attempts have determined that the algorithm is being developed by a team led by a Dr Graves aboard Mathanwy Station in orbit around Mars. Security at the station is incredibly tight as to be expected, but we do have an agent currently undercover in an unrelated DOXXtech facility that we should be able to get transferred onto the Scovex project. </text:p>
      <text:p text:style-name="P3"/>
      <text:p text:style-name="P5">Log to introduce the Scovex D Series</text:p>
      <text:p text:style-name="P7">Hi! Millie Baes here to tell you all about the brand new DOXXtech Scovex D series. The last materializer you’ll EVER need to buy. Guaranteed!</text:p>
      <text:p text:style-name="P7">Underneath the sleek, modern form factor and high quality, space grade aluminum, DOXXtech has packed this materializer FULL of a revolutionary new form of intelligent construction nanomachines. DOXXtech’s proprietary secret algorithm means that the Scovex D series has no need for tangles of filament or foul smelling liquid resin!</text:p>
      <text:p text:style-name="P7">All you need to do is open the refill hatch and insert one of the new DOXXtech Scov-matter Bricks. The Scov-matter is odourless, nontoxic, waterproof, and shelf stable for years. BUT WAIT THERE’S MORE!</text:p>
      <text:p text:style-name="P7">Thanks to the new Scov-matter Bricks and DOXXtech’s revolutionary nanoswarm AI, the Scovex D series of materializers are ONE HUNDRED PERCENT WASTE FREE!</text:p>
      <text:p text:style-name="P7">You heard me right! One HUNDRED percent waste free! That means no fuss, no stink, no tangles AND no mess. Every single atom of Scov-matter that the materializer uses goes right into the object you’re materialising; which saves you BIG MONEY!</text:p>
      <text:p text:style-name="P7"/>
      <text:p text:style-name="P3"/>
      <text:p text:style-name="P5">Log to introduce Taylor Graves.</text:p>
      <text:p text:style-name="P11"><text:span text:style-name="T2">External Security Audit. Video evidence submitted to file Dr. Graves, Taylor. </text:span></text:p>
      <text:p text:style-name="P10"><text:span text:style-name="T5">G: He'll be retied in a few years. Then we’ll see who’s really got the chops to take over. And spoilers? Its </text:span><text:span text:style-name="T3">not</text:span><text:span text:style-name="T1"> </text:span><text:span text:style-name="T5">gonna be Hederson’s ass in that dean seat.</text:span></text:p>
      <text:p text:style-name="P10"><text:span text:style-name="T5">W: You don’t really think that the committee is going to give </text:span><text:span text:style-name="T4">you</text:span><text:span text:style-name="T1"> </text:span><text:span text:style-name="T5">the deanship, Taylor.</text:span></text:p>
      <text:p text:style-name="P7">G: Why not? It was my papers on the Pichirillo-Hardy Conjecture that got this institute the funding that it turned around and pissed away on your exothermic dissipation panelling.</text:p>
      <text:p text:style-name="P8">W’s response is unintelligible over jeering from onlookers.</text:p>
      <text:p text:style-name="P7">G: “Oh, please! You couldn’t set viable research parameters to save your life, and soon this institution is going to be entering a brand new era. An era of Dean Graves. And then… <text:span text:style-name="T8">AND THEN</text:span>! I am gonna shove your damned exothermic panels so far up your ass that your tonsils burn up on reentry.”</text:p>
      <text:p text:style-name="P7">W: “Miss Graves, please lower your voice. You’re clearly drunk.”</text:p>
      <text:p text:style-name="P7">G: “Not drunk enough to fuck Henderson’s wife.”</text:p>
      <text:p text:style-name="P7">H: “You son of a bitch! I knew you were lying about that camping trip!”</text:p>
      <text:p text:style-name="P8">H pushes through the crowd and punches W. The recording ends.</text:p>
      <text:p text:style-name="P6"/>
      <text:p text:style-name="P5">Log to introduce Carlos McCray</text:p>
      <text:p text:style-name="P10"><text:span text:style-name="T5">The following personal video call is being recorded for company security screening.</text:span></text:p>
      <text:p text:style-name="P7">Hello. You've reached the inbox of Noah Lambert. I'm away from my link right now, but if you leave a message I'll get back to you as soon as I can.</text:p>
      <text:p text:style-name="P9"><text:span text:style-name="T6">Oh. Um. Hey, dear. I'm sorry I missed you. I had to... um... Dr. Graves wanted to push an unstable batch of THIS AUDIO HAS BEEN MUTED BY COMPANY SECURITY FILTERS and I had to stay after to run damage control. I know that I missed you last time too, but I promise that I'm going to make it up to you. I've had a day off scheduled since last quarter so next week we'll be able to properly talk again. No late nights or... sudden code base emergencies to get between us, and I've got extra planetside bandwidth allowance banked so the company probably won't cut us off again.</text:span></text:p>
      <text:p text:style-name="P13"><text:span text:style-name="T9">I Uh... I guess I should save the allowance until then. I can't wait to talk to you agian, Noah. I miss you and I love you.</text:span></text:p>
      <text:p text:style-name="P13"><text:span text:style-name="T9"/></text:p>
      <text:p text:style-name="P5">Log to introduce Sherry Lowry</text:p>
      <text:p text:style-name="P4">Automatic Security Filter Suspicious Action Alert.</text:p>
      <text:p text:style-name="P4">Deferred to Manual Assessment.</text:p>
      <text:p text:style-name="P4">Assessing Security Officer #819</text:p>
      <text:p text:style-name="P4">Subject: Sherry Lowrey</text:p>
      <text:p text:style-name="P4">Event Summary: By approximately 10pm, all personelle were signed out of Scovex Development Lab save for Dr McCray, who appeared to be working late. This is not unusual, Dr Graves frequently asks him to stay late. At 10:34pm, Dr Lowrey returns to the lab off schedule and he spends some time conversing with Dr McCray. Around 11pm, Dr Lowrey is seen giving a shoulder massage to Dr McCray, then at 11:07pm Dr Lowrey leads Dr McCray by the hand to an adjacent supply closet. At 11:24pm, both parties emerge, noticeably dishevelled and Dr Lowrey leaves Dr McCray with an unneccecarily affectionate kiss. Dr McCray leaves the lab at 12:47am after finishing his work. In conclusion, this Officer suspects exactly what anyone with half a functioning brain would suspect. This isn't even the first time the system flagged them doing this. Can whoever reads these assessments adjust the filter? I'm tired of writing these reports every time they hook up.</text:p>
      <text:p text:style-name="P4">Assessment: Suspicious Action flagged as security non-threat, HR and Janitorial notified appropriately.</text:p>
      <text:p text:style-name="P4"/>
      <text:p text:style-name="P5">Log to introduce Vik Massey</text:p>
      <text:p text:style-name="P4">Re:Re:Re:Funding Request</text:p>
      <text:p text:style-name="P4">Mr Massey, the Board hears and understands your concerns about the nanoswarm containment measures, but we once again will reassure you that we have gone over every concern with a contracted team of expert consultants who have given us every confidence that the current budgetary scopes are more than sufficient to contain a swarm of this volatility and then some. The Board wants to remind you that this is another milestone year for the company and with the release of the Scovex D series right around the corner they aren't willing to push back the unveiling for as long as you are requesting even if the Board could spare the budget for it. The current containment mesh generators will have to suffice. Besides, with a certified genius like Dr Graves at the helm, the Board is more than certain that you'll be able to achieve the kind of greatness they expect within the outlined budget and timeframe.</text:p>
      <text:p text:style-name="P4"><text:s/>- G. Garreson, Station Operator</text:p>
      <text:p text:style-name="P4">PS-The Board is watching this Scovex project of yours like HAWKS. If you still want that Branch Overseer position, don't push your luck, Vik.</text:p>
      <text:p text:style-name="P12"><text:span text:style-name="T7"/></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OpenSymbol" svg:font-family="OpenSymbol"/>
    <style:font-face style:name="Tahoma1" svg:font-family="Tahoma"/>
    <style:font-face style:name="OpenDyslexicMono" svg:font-family="OpenDyslexicMon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40M7S</meta:editing-duration>
    <meta:editing-cycles>30</meta:editing-cycles>
    <meta:generator>OpenOffice/4.1.13$Win32 OpenOffice.org_project/4113m1$Build-9810</meta:generator>
    <dc:date>2024-11-19T19:13:04.37</dc:date>
    <meta:document-statistic meta:table-count="0" meta:image-count="0" meta:object-count="0" meta:page-count="1" meta:paragraph-count="39" meta:word-count="1152" meta:character-count="6790"/>
    <meta:user-defined meta:name="Info 1"/>
    <meta:user-defined meta:name="Info 2"/>
    <meta:user-defined meta:name="Info 3"/>
    <meta:user-defined meta:name="Info 4"/>
  </office:meta>
</office:document-meta>
</file>